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wGroupLayoutManager.createElementsForRowGroup( LayoutContext context , int alignment , int bodyType , LinkedList returnLi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RowGroupLayoutManager.computeRowHeights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0">
            <text:p text:style-name="Table_20_Contents">20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RowGroupLayoutManager.getNextKnuthElements( LayoutContext context , int alignment , int body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owGroupLayoutManager.RowGroupLayoutManager( TableLayoutManager tableLM , EffRow [ ] rowGroup , TableStepper tableSte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